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F439851B1E31BCBB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242cm" svg:x="5.16cm" svg:y="3.159cm">
          <draw:image xlink:href="Pictures/1000020100000320000001F439851B1E31BCBB3D.png" xlink:type="simple" xlink:show="embed" xlink:actuate="onLoad">
            <text:p/>
          </draw:image>
        </draw:frame>
        <draw:line draw:style-name="gr2" draw:text-style-name="P2" draw:layer="layout" svg:x1="2.27cm" svg:y1="5.343cm" svg:x2="11.922cm" svg:y2="5.343cm">
          <text:p/>
        </draw:line>
        <draw:line draw:style-name="gr2" draw:text-style-name="P2" draw:layer="layout" svg:x1="2.27cm" svg:y1="13.37cm" svg:x2="18.907cm" svg:y2="13.392cm">
          <text:p/>
        </draw:line>
        <draw:line draw:style-name="gr3" draw:text-style-name="P2" draw:layer="layout" svg:x1="2.651cm" svg:y1="7.604cm" svg:x2="2.651cm" svg:y2="5.318cm">
          <text:p/>
        </draw:line>
        <draw:line draw:style-name="gr3" draw:text-style-name="P2" draw:layer="layout" svg:x1="2.651cm" svg:y1="9.509cm" svg:x2="2.524cm" svg:y2="13.319cm">
          <text:p/>
        </draw:line>
        <draw:frame draw:style-name="gr4" draw:text-style-name="P3" draw:layer="layout" svg:width="3.175cm" svg:height="2.286cm" svg:x="1.054cm" svg:y="7.904cm">
          <draw:text-box>
            <text:p text:style-name="P1">Peak to Peak</text:p>
          </draw:text-box>
        </draw:frame>
        <draw:line draw:style-name="gr2" draw:text-style-name="P2" draw:layer="layout" svg:x1="10.271cm" svg:y1="9.128cm" svg:x2="10.144cm" svg:y2="17.002cm">
          <text:p/>
        </draw:line>
        <draw:line draw:style-name="gr2" draw:text-style-name="P2" draw:layer="layout" svg:x1="22.844cm" svg:y1="9.128cm" svg:x2="22.844cm" svg:y2="17.256cm">
          <text:p/>
        </draw:line>
        <draw:line draw:style-name="gr3" draw:text-style-name="P2" draw:layer="layout" svg:x1="16.113cm" svg:y1="16.648cm" svg:x2="22.971cm" svg:y2="16.648cm">
          <text:p/>
        </draw:line>
        <draw:line draw:style-name="gr5" draw:text-style-name="P2" draw:layer="layout" svg:x1="13.827cm" svg:y1="16.621cm" svg:x2="10.144cm" svg:y2="16.621cm">
          <text:p/>
        </draw:line>
        <draw:frame draw:style-name="gr6" draw:text-style-name="P4" draw:layer="layout" svg:width="2.54cm" svg:height="1.016cm" svg:x="13.884cm" svg:y="16.283cm">
          <draw:text-box>
            <text:p>Perio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4T10:28:29.700941867</dc:date>
    <meta:editing-duration>PT6M53S</meta:editing-duration>
    <meta:editing-cycles>1</meta:editing-cycles>
    <meta:document-statistic meta:object-count="11"/>
    <meta:generator>LibreOffice/6.0.3.2$Linux_X86_64 LibreOffice_project/00m0$Build-2</meta:generator>
  </office:meta>
</office:document-meta>
</file>